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88" calcext:value-type="float">
            <text:p>388</text:p>
          </table:table-cell>
          <table:table-cell office:value-type="float" office:value="566" calcext:value-type="float">
            <text:p>5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1986" calcext:value-type="float">
            <text:p>1986</text:p>
          </table:table-cell>
          <table:table-cell office:value-type="float" office:value="2786" calcext:value-type="float">
            <text:p>278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" calcext:value-type="float">
            <text:p>1443</text:p>
          </table:table-cell>
          <table:table-cell office:value-type="float" office:value="7278" calcext:value-type="float">
            <text:p>7278</text:p>
          </table:table-cell>
          <table:table-cell office:value-type="float" office:value="10252" calcext:value-type="float">
            <text:p>1025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75" calcext:value-type="float">
            <text:p>17475</text:p>
          </table:table-cell>
          <table:table-cell office:value-type="float" office:value="92238" calcext:value-type="float">
            <text:p>92238</text:p>
          </table:table-cell>
          <table:table-cell office:value-type="float" office:value="125055" calcext:value-type="float">
            <text:p>125055</text:p>
          </table:table-cell>
          <table:table-cell office:value-type="float" office:value="15727" calcext:value-type="float">
            <text:p>15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0:45:41.382209922</meta:creation-date>
    <dc:date>2022-12-21T11:03:54.896231685</dc:date>
    <meta:editing-duration>PT18M13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